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10 Pitch" svg:font-family="'Courier 10 Pitch', Times, serif"/>
    <style:font-face style:name="monospace" svg:font-family="monospac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widows="1" fo:text-indent="0in" style:auto-text-indent="false"/>
    </style:style>
    <style:style style:name="P2" style:family="paragraph" style:parent-style-name="Text_20_body">
      <style:paragraph-properties fo:margin-left="0in" fo:margin-right="0in" fo:widows="1" fo:text-indent="0in" style:auto-text-indent="false"/>
      <style:text-properties fo:font-variant="normal" fo:text-transform="none" fo:color="#000000" style:font-name="sans-serif" fo:letter-spacing="normal" fo:font-style="normal" fo:font-weight="normal"/>
    </style:style>
    <style:style style:name="P3" style:family="paragraph" style:parent-style-name="Text_20_body" style:list-style-name="L3">
      <style:paragraph-properties fo:margin-left="0in" fo:margin-right="0in" fo:margin-top="0in" fo:margin-bottom="0in" style:contextual-spacing="false" fo:widows="1" fo:text-indent="0in" style:auto-text-indent="false" fo:padding="0in" fo:border="none"/>
      <style:text-properties fo:font-variant="normal" fo:text-transform="none" fo:color="#000000" style:font-name="sans-serif" fo:letter-spacing="normal" fo:font-style="normal" fo:font-weight="normal"/>
    </style:style>
    <style:style style:name="P4" style:family="paragraph" style:parent-style-name="Text_20_body" style:list-style-name="L4">
      <style:paragraph-properties fo:margin-left="0in" fo:margin-right="0in" fo:margin-top="0in" fo:margin-bottom="0in" style:contextual-spacing="false" fo:widows="1" fo:text-indent="0in" style:auto-text-indent="false" fo:padding="0in" fo:border="none"/>
      <style:text-properties fo:font-variant="normal" fo:text-transform="none" fo:color="#000000" style:font-name="sans-serif" fo:letter-spacing="normal" fo:font-style="normal" fo:font-weight="normal"/>
    </style:style>
    <style:style style:name="P5" style:family="paragraph" style:parent-style-name="Text_20_body" style:list-style-name="L5">
      <style:paragraph-properties fo:margin-left="0in" fo:margin-right="0in" fo:margin-top="0in" fo:margin-bottom="0in" style:contextual-spacing="false" fo:widows="1" fo:text-indent="0in" style:auto-text-indent="false" fo:padding="0in" fo:border="none"/>
      <style:text-properties fo:font-variant="normal" fo:text-transform="none" fo:color="#000000" style:font-name="sans-serif" fo:letter-spacing="normal" fo:font-style="normal" fo:font-weight="normal"/>
    </style:style>
    <style:style style:name="P6" style:family="paragraph" style:parent-style-name="Text_20_body" style:list-style-name="L6">
      <style:paragraph-properties fo:margin-left="0in" fo:margin-right="0in" fo:margin-top="0in" fo:margin-bottom="0in" style:contextual-spacing="false" fo:widows="1" fo:text-indent="0in" style:auto-text-indent="false" fo:padding="0in" fo:border="none"/>
      <style:text-properties fo:font-variant="normal" fo:text-transform="none" fo:color="#000000" style:font-name="sans-serif" fo:letter-spacing="normal" fo:font-style="normal" fo:font-weight="normal"/>
    </style:style>
    <style:style style:name="P7" style:family="paragraph" style:parent-style-name="Text_20_body">
      <style:paragraph-properties fo:margin-left="0in" fo:margin-right="0in" fo:text-align="start" style:justify-single-word="false" fo:widows="1" fo:text-indent="0in" style:auto-text-indent="false" style:writing-mode="lr-tb"/>
      <style:text-properties fo:font-variant="normal" fo:text-transform="none" fo:color="#000000" style:font-name="monospace" fo:font-size="7.5pt" fo:letter-spacing="normal" fo:font-style="normal" fo:font-weight="normal" fo:background-color="#ffffff" fo:padding="0.0417in" fo:border="0.06pt dashed #2f6fab"/>
    </style:style>
    <style:style style:name="P8" style:family="paragraph" style:parent-style-name="Text_20_body" style:list-style-name="L3">
      <style:paragraph-properties fo:margin-top="0in" fo:margin-bottom="0in" style:contextual-spacing="false" fo:widows="1" fo:padding="0in" fo:border="none"/>
      <style:text-properties fo:font-variant="normal" fo:text-transform="none" fo:color="#000000" style:font-name="sans-serif" fo:letter-spacing="normal" fo:font-style="normal" fo:font-weight="normal"/>
    </style:style>
    <style:style style:name="P9" style:family="paragraph" style:parent-style-name="Text_20_body" style:list-style-name="L4">
      <style:paragraph-properties fo:margin-top="0in" fo:margin-bottom="0in" style:contextual-spacing="false" fo:widows="1" fo:padding="0in" fo:border="none"/>
      <style:text-properties fo:font-variant="normal" fo:text-transform="none" fo:color="#000000" style:font-name="sans-serif" fo:letter-spacing="normal" fo:font-style="normal" fo:font-weight="normal"/>
    </style:style>
    <style:style style:name="P10" style:family="paragraph" style:parent-style-name="Text_20_body" style:list-style-name="L5">
      <style:paragraph-properties fo:margin-top="0in" fo:margin-bottom="0in" style:contextual-spacing="false" fo:widows="1" fo:padding="0in" fo:border="none"/>
      <style:text-properties fo:font-variant="normal" fo:text-transform="none" fo:color="#000000" style:font-name="sans-serif" fo:letter-spacing="normal" fo:font-style="normal" fo:font-weight="normal"/>
    </style:style>
    <style:style style:name="P11" style:family="paragraph" style:parent-style-name="Text_20_body" style:list-style-name="L6">
      <style:paragraph-properties fo:margin-top="0in" fo:margin-bottom="0in" style:contextual-spacing="false" fo:widows="1" fo:padding="0in" fo:border="none"/>
    </style:style>
    <style:style style:name="P12" style:family="paragraph" style:parent-style-name="Text_20_body" style:list-style-name="L3">
      <style:paragraph-properties fo:widows="1" fo:padding="0in" fo:border="none"/>
      <style:text-properties fo:font-variant="normal" fo:text-transform="none" fo:color="#000000" style:font-name="sans-serif" fo:letter-spacing="normal" fo:font-style="normal" fo:font-weight="normal"/>
    </style:style>
    <style:style style:name="P13" style:family="paragraph" style:parent-style-name="Text_20_body" style:list-style-name="L4">
      <style:paragraph-properties fo:widows="1" fo:padding="0in" fo:border="none"/>
      <style:text-properties fo:font-variant="normal" fo:text-transform="none" fo:color="#000000" style:font-name="sans-serif" fo:letter-spacing="normal" fo:font-style="normal" fo:font-weight="normal"/>
    </style:style>
    <style:style style:name="P14" style:family="paragraph" style:parent-style-name="Text_20_body" style:list-style-name="L5">
      <style:paragraph-properties fo:widows="1" fo:padding="0in" fo:border="none"/>
      <style:text-properties fo:font-variant="normal" fo:text-transform="none" fo:color="#000000" style:font-name="sans-serif" fo:letter-spacing="normal" fo:font-style="normal" fo:font-weight="normal"/>
    </style:style>
    <style:style style:name="P15" style:family="paragraph" style:parent-style-name="Text_20_body" style:list-style-name="L6">
      <style:paragraph-properties fo:widows="1" fo:padding="0in" fo:border="none"/>
      <style:text-properties fo:font-variant="normal" fo:text-transform="none" fo:color="#000000" style:font-name="sans-serif" fo:letter-spacing="normal" fo:font-style="normal" fo:font-weight="normal"/>
    </style:style>
    <style:style style:name="P16" style:family="paragraph" style:parent-style-name="Heading_20_1">
      <style:text-properties fo:font-variant="normal" fo:text-transform="none" fo:color="#000000" style:font-name="sans-serif" fo:letter-spacing="normal" fo:font-style="normal"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list-style-name="L2">
      <style:paragraph-properties fo:margin-top="0in" fo:margin-bottom="0.1965in" style:contextual-spacing="false" fo:text-align="start" style:justify-single-word="false" fo:padding="0in" fo:border="none"/>
    </style:style>
    <style:style style:name="P19" style:family="paragraph" style:parent-style-name="Table_20_Contents" style:list-style-name="L2">
      <style:paragraph-properties fo:margin-left="0in" fo:margin-right="0in" fo:text-align="start" style:justify-single-word="false" fo:text-indent="0in" style:auto-text-indent="false" fo:padding="0in" fo:border="none"/>
    </style:style>
    <style:style style:name="P20" style:family="paragraph" style:parent-style-name="Table_20_Contents" style:list-style-name="L2">
      <style:paragraph-properties fo:text-align="start" style:justify-single-word="false" fo:padding="0in" fo:border="none"/>
    </style:style>
    <style:style style:name="P21" style:family="paragraph" style:parent-style-name="Heading_20_2">
      <style:paragraph-properties fo:margin-left="0in" fo:margin-right="0in" fo:margin-top="0in" fo:margin-bottom="0in" style:contextual-spacing="false" fo:text-align="center" style:justify-single-word="false" fo:text-indent="0in" style:auto-text-indent="false" fo:padding="0in" fo:border="none"/>
      <style:text-properties fo:color="#000000" fo:font-size="9pt" fo:font-weight="bold"/>
    </style:style>
    <style:style style:name="P22" style:family="paragraph" style:parent-style-name="Heading_20_2">
      <style:paragraph-properties fo:margin-left="0.052in" fo:margin-right="0in" fo:margin-top="0in" fo:margin-bottom="0in" style:contextual-spacing="false" fo:widows="1" fo:text-indent="0in" style:auto-text-indent="false" fo:padding="0in" fo:border="none"/>
    </style:style>
    <style:style style:name="T1" style:family="text">
      <style:text-properties fo:color="#0b0080" style:text-line-through-style="none" style:text-line-through-type="none" style:text-underline-style="none" style:text-blinking="false"/>
    </style:style>
    <style:style style:name="T2" style:family="text">
      <style:text-properties fo:color="#0b0080" style:text-line-through-style="none" style:text-line-through-type="none" fo:font-size="8.25pt" style:text-underline-style="none" style:text-blinking="false"/>
    </style:style>
    <style:style style:name="T3" style:family="text">
      <style:text-properties fo:font-size="8.25pt"/>
    </style:style>
    <style:style style:name="T4" style:family="text">
      <style:text-properties fo:font-variant="normal" fo:text-transform="none" fo:color="#000000" style:font-name="sans-serif" fo:font-size="9pt" fo:letter-spacing="normal" fo:font-style="normal" fo:font-weight="normal"/>
    </style:style>
    <style:style style:name="T5" style:family="text">
      <style:text-properties fo:font-variant="normal" fo:text-transform="none" fo:color="#000000" style:font-name="sans-serif" fo:font-size="14.25pt" fo:letter-spacing="normal" fo:font-style="normal" fo:font-weight="normal"/>
    </style:style>
    <style:style style:name="T6" style:family="text">
      <style:text-properties fo:font-variant="normal" fo:text-transform="none" fo:color="#000000" style:font-name="sans-serif" fo:font-size="14.25pt" fo:letter-spacing="normal" fo:font-style="normal" fo:font-weight="normal" officeooo:rsid="0011dba5"/>
    </style:style>
    <style:style style:name="T7" style:family="text">
      <style:text-properties fo:font-variant="normal" fo:text-transform="none" fo:color="#000000" style:font-name="sans-serif" fo:letter-spacing="normal" fo:font-style="normal" fo:font-weight="normal"/>
    </style:style>
    <style:style style:name="T8"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style:style>
    <style:style style:name="T9" style:family="text">
      <style:text-properties fo:font-variant="normal" fo:text-transform="none" fo:color="#3366bb" style:text-line-through-style="none" style:text-line-through-type="none" style:font-name="sans-serif" fo:letter-spacing="normal" fo:font-style="normal" style:text-underline-style="none" fo:font-weight="normal" style:text-blinking="false" fo:background-color="transparent" loext:char-shading-value="0" fo:padding="0in" fo:border="none"/>
    </style:style>
    <style:style style:name="T10" style:family="text">
      <style:text-properties fo:font-variant="normal" fo:text-transform="none" fo:color="#3366bb" style:text-line-through-style="none" style:text-line-through-type="none" style:font-name="sans-serif" fo:letter-spacing="normal" fo:font-style="normal" style:text-underline-style="none" fo:font-weight="normal" style:text-blinking="false" fo:background-color="transparent" loext:char-shading-value="0" fo:padding="0in" fo:border="none"/>
    </style:style>
    <style:style style:name="T11" style:family="text">
      <style:text-properties fo:font-weight="bold"/>
    </style:style>
    <style:style style:name="T12" style:family="text">
      <style:text-properties fo:color="#c20cb9" fo:font-weight="bold"/>
    </style:style>
    <style:style style:name="T13" style:family="text">
      <style:text-properties fo:color="#7a0874" fo:font-weight="bold"/>
    </style:style>
    <style:style style:name="T14" style:family="text">
      <style:text-properties fo:font-style="italic"/>
    </style:style>
    <style:style style:name="T15" style:family="text">
      <style:text-properties fo:color="#666666" fo:font-style="italic"/>
    </style:style>
    <style:style style:name="T16" style:family="text">
      <style:text-properties fo:color="#660033"/>
    </style:style>
    <style:style style:name="T17" style:family="text">
      <style:text-properties fo:color="#000040"/>
    </style:style>
    <style:style style:name="T18" style:family="text">
      <style:text-properties fo:color="#66cc66"/>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bookmark text:name="firstHeading"/>CrossCompileLinuxOSX</text:h>
      <text:section text:style-name="Sect1" text:name="bodyContent">
        <text:p text:style-name="P1"/>
        <text:section text:style-name="Sect1" text:name="contentSub">
          <text:p text:style-name="P1"/>
        </text:section>
        <text:h text:style-name="P22" text:outline-level="2"><text:span text:style-name="T6">Introdu</text:span><text:span text:style-name="T5">ction</text:span></text:h>
        <text:p text:style-name="P2">Unlike Windows, OS-X has a very reasonable Unix layer that ENIGMA is known to work with. Despite this, there are several reasons you may wish to cross-compile from Linux to create an OS-X binary:</text:p>
        <text:list xml:id="list274064293698573623" text:style-name="L3">
          <text:list-item>
            <text:p text:style-name="P3">It's faster.</text:p>
          </text:list-item>
          <text:list-item>
            <text:p text:style-name="P8">You may not own a Mac (although you'll need to secure one temporarily for the first steps).</text:p>
          </text:list-item>
          <text:list-item>
            <text:p text:style-name="P12">You may want to deploy all 3 OSes from one host, rather than constantly switching files and rebooting.</text:p>
          </text:list-item>
        </text:list>
        <text:p text:style-name="P2">This guide covers cross-compilation to OS-X using the <text:span text:style-name="T11">osxcross</text:span> tool chain. If you are ever in doubt, refer to their excellent install guide, here:</text:p>
        <text:p text:style-name="P1"><text:a xlink:type="simple" xlink:href="https://github.com/tpoechtrager/osxcross.git"><text:span text:style-name="T9">https://github.com/tpoechtrager/osxcross.git</text:span></text:a></text:p>
        <text:p text:style-name="P1"/>
        <text:h text:style-name="P22" text:outline-level="2"><text:span text:style-name="T4">[</text:span><text:a xlink:type="simple" xlink:href="http://enigma-dev.org/docs/wiki/index.php?title=CrossCompileLinuxOSX&amp;action=edit&amp;section=2"><text:span text:style-name="T8">edit</text:span></text:a><text:span text:style-name="T4">]</text:span><text:bookmark text:name="Step_One:_Retrieving_the_Mac_SDK_files"/><text:span text:style-name="T5">Step One: Retrieving the Mac SDK files</text:span></text:h>
        <text:p text:style-name="P2">This is the only step that you absolutely <text:span text:style-name="T11">need</text:span> to have a Mac for. Perform the following:</text:p>
        <text:list xml:id="list7939417733588293675" text:style-name="L4">
          <text:list-item>
            <text:p text:style-name="P4">Boot the Mac</text:p>
          </text:list-item>
          <text:list-item>
            <text:p text:style-name="P9">Download and install Xcode from the App store (it's free). This guide was tested with version 5.1.</text:p>
          </text:list-item>
          <text:list-item>
            <text:p text:style-name="P13">Open a terminal, and check out the OSX code repository, then run the extract script:</text:p>
          </text:list-item>
        </text:list>
        <text:p text:style-name="P7"><text:span text:style-name="T13">cd</text:span> ~<text:span text:style-name="T11">/</text:span>Documents<text:line-break/><text:span text:style-name="T12">git</text:span> clone https:<text:span text:style-name="T11">//</text:span>github.com<text:span text:style-name="T11">/</text:span>tpoechtrager<text:span text:style-name="T11">/</text:span>osxcross.git<text:line-break/><text:span text:style-name="T13">cd</text:span> osxcross<text:line-break/>.<text:span text:style-name="T11">/</text:span>tools<text:span text:style-name="T11">/</text:span>gen_sdk_package.sh</text:p>
        <text:p text:style-name="P2">If the gen_sdk_package script complains, you may have to manually mount the Xcode.dmg image (with DiskImageMounter).</text:p>
        <text:p text:style-name="P2">Now, you should see a file named <text:span text:style-name="T11">MacOSX10.9.sdk.tar.xz</text:span> or something similar. Copy this onto a USB stick; you will need it later on your Linux machine.</text:p>
        <text:p text:style-name="P2">Congratulations, you don't need a Mac for the rest of this! (But you might want to <text:soft-page-break/>keep one around for testing the compiled binary.)</text:p>
        <text:p text:style-name="P1"/>
        <text:h text:style-name="P22" text:outline-level="2"><text:span text:style-name="T4">[</text:span><text:a xlink:type="simple" xlink:href="http://enigma-dev.org/docs/wiki/index.php?title=CrossCompileLinuxOSX&amp;action=edit&amp;section=3"><text:span text:style-name="T8">edit</text:span></text:a><text:span text:style-name="T4">]</text:span><text:bookmark text:name="Step_Two:_Build_Tools_and_Environment_setup"/><text:span text:style-name="T5">Step Two: Build Tools and Environment setup</text:span></text:h>
        <text:p text:style-name="P2">On an Ubuntu-based system, open a terminal and type the following:</text:p>
        <text:p text:style-name="P7">sudo apt-get install clang llvm-dev automake autogen libtool patch libxml2-dev uuid-dev</text:p>
        <text:p text:style-name="P2">Now, check out the osxcross repository (yes, again; this time you need it on Linux).</text:p>
        <text:p text:style-name="P7"><text:span text:style-name="T13">cd</text:span> ~<text:line-break/><text:span text:style-name="T12">git</text:span> clone https:<text:span text:style-name="T11">//</text:span>github.com<text:span text:style-name="T11">/</text:span>tpoechtrager<text:span text:style-name="T11">/</text:span>osxcross.git</text:p>
        <text:p text:style-name="P2">Copy the <text:span text:style-name="T11">MacOSX10.9.sdk.tar.xz</text:span> file from earlier into the osxcross/tarball directory. Don't decompress it; just leave it there as-is. Now, we need to build clang:</text:p>
        <text:p text:style-name="P7"><text:span text:style-name="T13">cd</text:span> ~<text:span text:style-name="T11">/</text:span>osxcross<text:line-break/>.<text:span text:style-name="T11">/</text:span>build.sh</text:p>
        <text:p text:style-name="P2">If you get weird or confusing errors, make sure that only <text:span text:style-name="T14">one</text:span> version of clang is installed on your system.</text:p>
        <text:p text:style-name="P2">One the system builds correctly, you'll see some path printed to the console (usually '<text:span text:style-name="T14">/home/USER/osxcross/target/bin</text:span>, but with your username). Add this to your .bashrc, like so:</text:p>
        <text:p text:style-name="P7">gedit ~/.bashrc<text:line-break/>export PATH=$PATH:/home/USER/osxcross/target/bin</text:p>
        <text:p text:style-name="P2">Make sure that, for the remainder of this guide, if you see <text:span text:style-name="T11">/home/USER/</text:span>, you replace it with your home directory.</text:p>
        <text:p text:style-name="P2">Test that it worked; you may have to restart your terminal, or source .bashrc:</text:p>
        <text:p text:style-name="P7">source ~/.bashrc<text:line-break/>x86_64-apple-darwin13-clang --version<text:line-break/><text:line-break/>Ubuntu clang version 3.4-1ubuntu3 (tags/RELEASE_34/final) (based on LLVM 3.4)<text:line-break/><text:span text:style-name="T17">Target</text:span><text:span text:style-name="T18">:</text:span><text:span text:style-name="T17"> x86_64-apple-darwin13</text:span><text:line-break/>Thread model: posix</text:p>
        <text:p text:style-name="P2">You might have a different darwin version. The 32-bit compiler (if you need it) is usually called <text:span text:style-name="T11">i386-apple-darwin13-clang</text:span>, or similar.</text:p>
        <text:p text:style-name="P1"/>
        <text:h text:style-name="P22" text:outline-level="2"><text:soft-page-break/><text:span text:style-name="T4">[</text:span><text:a xlink:type="simple" xlink:href="http://enigma-dev.org/docs/wiki/index.php?title=CrossCompileLinuxOSX&amp;action=edit&amp;section=4"><text:span text:style-name="T8">edit</text:span></text:a><text:span text:style-name="T4">]</text:span><text:bookmark text:name="Step_Three:_Hackety_hackety_hackety"/><text:span text:style-name="T5">Step Three: Hackety hackety hackety</text:span></text:h>
        <text:p text:style-name="P2">Open a terminal and type the following:</text:p>
        <text:p text:style-name="P7"><text:span text:style-name="T12">sudo</text:span> <text:span text:style-name="T12">apt-get</text:span> <text:span text:style-name="T12">install</text:span> libX11-dev<text:line-break/><text:span text:style-name="T12">cp</text:span> <text:span text:style-name="T16">-r</text:span> <text:span text:style-name="T11">/</text:span>usr<text:span text:style-name="T11">/</text:span>include<text:span text:style-name="T11">/</text:span>X11 <text:span text:style-name="T11">/</text:span>home<text:span text:style-name="T11">/</text:span>USER<text:span text:style-name="T11">/</text:span>osxcross<text:span text:style-name="T11">/</text:span>target<text:span text:style-name="T11">/</text:span>SDK<text:span text:style-name="T11">/</text:span>MacOSX10.9.sdk<text:span text:style-name="T11">/</text:span>usr<text:span text:style-name="T11">/</text:span>include<text:span text:style-name="T11">/</text:span></text:p>
        <text:p text:style-name="P2">You may have to replace the <text:span text:style-name="T11">MacOSX10.9.sdk</text:span> with your version of the Mac OS-X SDK (from step 1).</text:p>
        <text:p text:style-name="P2">OSX won't use X11, but it does check for the header files (somewhere in one of the Bridges). Until we fix this, it's easier (and harmless) to just make a copy of the X11 headers for your cross-compiler.</text:p>
        <text:h text:style-name="P22" text:outline-level="2"><text:span text:style-name="T4">[</text:span><text:a xlink:type="simple" xlink:href="http://enigma-dev.org/docs/wiki/index.php?title=CrossCompileLinuxOSX&amp;action=edit&amp;section=5"><text:span text:style-name="T8">edit</text:span></text:a><text:span text:style-name="T4">]</text:span><text:bookmark text:name="Step_Four:_Building_a_Game"/><text:span text:style-name="T5">Step Four: Building a Game</text:span></text:h>
        <text:p text:style-name="P2">You are now ready to build a game! First, make sure the following files are present in the enigma-dev directory:</text:p>
        <text:p text:style-name="P7">MacOS<text:span text:style-name="T11">/</text:span>build<text:span text:style-name="T11">/</text:span>Release<text:span text:style-name="T11">/</text:span>EnigmaXcode.app<text:span text:style-name="T11">/</text:span>Contents<text:span text:style-name="T11">/</text:span>Info.plist<text:line-break/>MacOS<text:span text:style-name="T11">/</text:span>build<text:span text:style-name="T11">/</text:span>Release<text:span text:style-name="T11">/</text:span>EnigmaXcode.app<text:span text:style-name="T11">/</text:span>Contents<text:span text:style-name="T11">/</text:span>Resources<text:span text:style-name="T11">/</text:span>EnigmaGame.icns<text:line-break/>MacOS<text:span text:style-name="T11">/</text:span>build<text:span text:style-name="T11">/</text:span>Release<text:span text:style-name="T11">/</text:span>EnigmaXcode.app<text:span text:style-name="T11">/</text:span>Contents<text:span text:style-name="T11">/</text:span>Resources<text:span text:style-name="T11">/</text:span>English.lproj<text:span text:style-name="T11">/</text:span>MainMenu.nib</text:p>
        <text:p text:style-name="P2">If they are not there, perform the following, from the enigma-dev directory:</text:p>
        <text:p text:style-name="P7"><text:span text:style-name="T15">#This should work:</text:span><text:line-break/>python install.py<text:line-break/><text:line-break/><text:span text:style-name="T15">#If that doesn't work, try:</text:span><text:line-break/>python install.py mac</text:p>
        <text:p text:style-name="P2">Now, fire up the ENIGMA engine, and open your game. Open the "Enigma Settings" tab in your project, and change to the tab labeled "Api". In there, change the "Compiler" to "Apple64". This will change the platform to "Cocoa", which is what you want.</text:p>
        <text:p text:style-name="P2">Now, click the "Run" button and wait for the game to compile. It will definitely not launch, but you will see that the compilation process succeeds, producing a game labeled ./MacOS/build/Release/EnigmaXcode.app/Contents/MacOS/EnigmaXcode. Now, make sure you <text:span text:style-name="T11">don't</text:span> close ENIGMA, and do the following:</text:p>
        <text:list xml:id="list164717710669529671" text:style-name="L5">
          <text:list-item>
            <text:p text:style-name="P5">Open the enigma-dev folder in your file manager.</text:p>
          </text:list-item>
          <text:list-item>
            <text:p text:style-name="P10">Go into the folder MacOS/build/Release.</text:p>
          </text:list-item>
          <text:list-item>
            <text:p text:style-name="P10">Copy the entire EnigmaXcode.app folder to a USB drive.</text:p>
          </text:list-item>
          <text:list-item>
            <text:p text:style-name="P14">Now you can close ENIGMA if you want to.</text:p>
          </text:list-item>
        </text:list>
        <text:p text:style-name="P2">On a Mac, copy the EnigmaXcode.app folder to your desktop, right-click on it, and choose "open". Congratulations, your game is working on OS-X!</text:p>
        <text:p text:style-name="P1"><text:soft-page-break/></text:p>
        <text:h text:style-name="P22" text:outline-level="2"><text:span text:style-name="T4">[</text:span><text:a xlink:type="simple" xlink:href="http://enigma-dev.org/docs/wiki/index.php?title=CrossCompileLinuxOSX&amp;action=edit&amp;section=6"><text:span text:style-name="T8">edit</text:span></text:a><text:span text:style-name="T4">]</text:span><text:bookmark text:name="Step_Five:_Tidying_up"/><text:span text:style-name="T5">Step Five: Tidying up</text:span></text:h>
        <text:p text:style-name="P2">You might want to do a few things before releasing your app into the wild:</text:p>
        <text:list xml:id="list4395113615923259060" text:style-name="L6">
          <text:list-item>
            <text:p text:style-name="P6">Rename EnigmaXcode.app to whatever your game is called (keep the .app extension). Make sure you only do this to the folder once it's been copied; the folder in enigma-dev shouldn't be changed.</text:p>
          </text:list-item>
          <text:list-item>
            <text:p text:style-name="P11"><text:span text:style-name="T7">Replace EnigmaGame.icns with your game's icon. You can use [png2icns </text:span><text:a xlink:type="simple" xlink:href="http://icns.sourceforge.net/"><text:span text:style-name="T9">http://icns.sourceforge.net/</text:span></text:a><text:span text:style-name="T7">] to easily create an icon in the icns format.</text:span></text:p>
          </text:list-item>
          <text:list-item>
            <text:p text:style-name="P15">Edit the Info.plist file, replacing various aspects such as the game's author, version, and copyright tag.</text:p>
          </text:list-item>
        </text:list>
        <text:p text:style-name="P2">In the future, we may automate this (by pulling it from your game's settings panel).</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10 Pitch" svg:font-family="'Courier 10 Pitch', Times, serif"/>
    <style:font-face style:name="monospace" svg:font-family="monospac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th Hetu</meta:initial-creator>
    <meta:creation-date>2015-04-04T21:22:28.208662423</meta:creation-date>
    <dc:date>2015-04-04T21:23:39.372809811</dc:date>
    <dc:creator>Seth Hetu</dc:creator>
    <meta:editing-duration>P0D</meta:editing-duration>
    <meta:editing-cycles>1</meta:editing-cycles>
    <meta:generator>LibreOffice/4.2.7.2$Linux_X86_64 LibreOffice_project/420m0$Build-2</meta:generator>
    <meta:document-statistic meta:table-count="0" meta:image-count="0" meta:object-count="0" meta:page-count="4" meta:paragraph-count="54" meta:word-count="814" meta:character-count="5366" meta:non-whitespace-character-count="4618"/>
  </office:meta>
</office:document-meta>
</file>